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Verdana1" svg:font-family="Verdana, Geneva, sans-serif"/>
    <style:font-face style:name="quot" svg:font-family="quot"/>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Roboto-Bold" svg:font-family="Roboto-Bold" style:font-family-generic="roman" style:font-pitch="variable"/>
    <style:font-face style:name="SourceSansPro-Bold" svg:font-family="SourceSansPro-Bold" style:font-family-generic="roman" style:font-pitch="variable"/>
    <style:font-face style:name="SourceSansPro-Regular" svg:font-family="SourceSansPro-Regular" style:font-family-generic="roman" style:font-pitch="variable"/>
    <style:font-face style:name="Verdana2" svg:font-family="Verdana" style:font-family-generic="roman" style:font-pitch="variable"/>
    <style:font-face style:name="Liberation Sans" svg:font-family="'Liberation Sans'" style:font-family-generic="swiss" style:font-pitch="variable"/>
    <style:font-face style:name="Verdana3" svg:font-family="Verdana" style:font-family-generic="swiss" style:font-pitch="variable"/>
    <style:font-face style:name="Verdana" svg:font-family="Verdana" style:font-adornments="Negrit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Verdana"/>
    </style:style>
    <style:style style:name="P2" style:family="paragraph" style:parent-style-name="Standard">
      <style:paragraph-properties fo:text-align="start" style:justify-single-word="false"/>
      <style:text-properties style:font-name="Verdana" officeooo:paragraph-rsid="001e4356"/>
    </style:style>
    <style:style style:name="P3" style:family="paragraph" style:parent-style-name="Standard">
      <style:paragraph-properties fo:margin-left="0cm" fo:margin-right="0cm" fo:line-height="115%" fo:text-indent="0cm" style:auto-text-indent="false" style:writing-mode="lr-tb"/>
      <style:text-properties style:font-name="Verdana" style:text-underline-style="solid" style:text-underline-width="auto" style:text-underline-color="font-color"/>
    </style:style>
    <style:style style:name="P4" style:family="paragraph" style:parent-style-name="Standard">
      <style:paragraph-properties fo:margin-left="0cm" fo:margin-right="0cm" fo:line-height="115%" fo:text-indent="0cm" style:auto-text-indent="false" style:writing-mode="lr-tb"/>
      <style:text-properties style:font-name="Verdana" style:text-underline-style="none" officeooo:paragraph-rsid="001f760b"/>
    </style:style>
    <style:style style:name="P5" style:family="paragraph" style:parent-style-name="Standard">
      <style:paragraph-properties fo:margin-left="0cm" fo:margin-right="0cm" fo:line-height="115%" fo:text-indent="0cm" style:auto-text-indent="false" style:writing-mode="lr-tb"/>
      <style:text-properties style:font-name="Verdana" style:text-underline-style="none" fo:font-weight="normal" style:font-weight-asian="normal" style:font-weight-complex="normal"/>
    </style:style>
    <style:style style:name="P6" style:family="paragraph" style:parent-style-name="Standard">
      <style:paragraph-properties fo:margin-left="0cm" fo:margin-right="0cm" fo:line-height="115%" fo:text-indent="0cm" style:auto-text-indent="false" style:writing-mode="lr-tb"/>
      <style:text-properties style:font-name="Verdana" style:text-underline-style="none" fo:font-weight="normal" officeooo:rsid="00251764" officeooo:paragraph-rsid="00251764" style:font-weight-asian="normal" style:font-weight-complex="normal"/>
    </style:style>
    <style:style style:name="P7" style:family="paragraph" style:parent-style-name="Standard">
      <style:paragraph-properties fo:margin-left="0cm" fo:margin-right="0cm" fo:line-height="115%" fo:text-indent="0cm" style:auto-text-indent="false" style:writing-mode="lr-tb"/>
      <style:text-properties style:font-name="Verdana"/>
    </style:style>
    <style:style style:name="P8" style:family="paragraph" style:parent-style-name="Text_20_body">
      <style:paragraph-properties fo:margin-left="0cm" fo:margin-right="0cm" fo:line-height="115%" fo:text-indent="0cm" style:auto-text-indent="false" style:writing-mode="lr-tb"/>
      <style:text-properties fo:font-variant="normal" fo:text-transform="none" fo:color="#000000" style:text-line-through-style="none" style:text-line-through-type="none" style:font-name="Verdana" fo:font-size="9pt" fo:letter-spacing="normal" fo:font-style="normal" style:text-underline-style="none" fo:font-weight="normal" style:text-blinking="false" style:font-size-asian="9pt" style:font-size-complex="9pt"/>
    </style:style>
    <style:style style:name="P9" style:family="paragraph" style:parent-style-name="Text_20_body">
      <style:paragraph-properties fo:margin-left="0cm" fo:margin-right="0cm" fo:margin-top="0cm" fo:margin-bottom="0.688cm" loext:contextual-spacing="false" style:line-height-at-least="0.688cm" fo:text-align="start" style:justify-single-word="false" fo:orphans="2" fo:text-indent="0cm" style:auto-text-indent="false"/>
      <style:text-properties fo:font-variant="normal" fo:text-transform="none" fo:color="#000000" style:text-line-through-style="none" style:text-line-through-type="none" style:font-name="Verdana" fo:font-size="9pt" fo:letter-spacing="normal" fo:font-style="normal" style:text-underline-style="none" fo:font-weight="normal" style:text-blinking="false" style:font-size-asian="9pt" style:font-size-complex="9pt"/>
    </style:style>
    <style:style style:name="P10" style:family="paragraph" style:parent-style-name="Standard">
      <style:paragraph-properties fo:margin-left="1.27cm" fo:margin-right="0cm" fo:text-align="start" style:justify-single-word="false" fo:text-indent="0cm" style:auto-text-indent="false"/>
      <style:text-properties style:font-name="Verdana" fo:font-size="9pt" style:font-size-asian="9pt" style:font-size-complex="9pt"/>
    </style:style>
    <style:style style:name="P1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12" style:family="paragraph" style:parent-style-name="Standard">
      <style:paragraph-properties fo:margin-left="1.27cm" fo:margin-right="0cm" fo:line-height="115%" fo:text-indent="0cm" style:auto-text-indent="false" style:writing-mode="lr-tb"/>
      <style:text-properties style:font-name="Verdana"/>
    </style:style>
    <style:style style:name="P13" style:family="paragraph" style:parent-style-name="Standard">
      <style:paragraph-properties fo:margin-left="1.27cm" fo:margin-right="0cm" fo:line-height="115%" fo:text-align="start" style:justify-single-word="false" fo:orphans="2" fo:text-indent="0cm" style:auto-text-indent="false" style:writing-mode="lr-tb"/>
      <style:text-properties style:font-name="Verdana" fo:font-size="9pt" officeooo:paragraph-rsid="0025cb18" style:font-size-asian="9pt" style:font-size-complex="9pt"/>
    </style:style>
    <style:style style:name="P14" style:family="paragraph" style:parent-style-name="Standard">
      <style:paragraph-properties fo:margin-left="0cm" fo:margin-right="0cm" fo:line-height="115%" fo:text-indent="0cm" style:auto-text-indent="false" style:writing-mode="lr-tb"/>
      <style:text-properties style:font-name="Verdana" style:text-underline-style="solid" style:text-underline-width="auto" style:text-underline-color="font-color" fo:font-weight="bold" officeooo:rsid="00251764" officeooo:paragraph-rsid="00251764" style:font-weight-asian="bold"/>
    </style:style>
    <style:style style:name="P15" style:family="paragraph" style:parent-style-name="Standard">
      <style:paragraph-properties fo:margin-left="0cm" fo:margin-right="0cm" fo:line-height="115%" fo:text-indent="0cm" style:auto-text-indent="false" style:writing-mode="lr-tb"/>
      <style:text-properties style:font-name="Verdana" style:text-underline-style="solid" style:text-underline-width="auto" style:text-underline-color="font-color" fo:font-weight="bold" style:font-weight-asian="bold"/>
    </style:style>
    <style:style style:name="P16" style:family="paragraph" style:parent-style-name="Standard">
      <style:paragraph-properties fo:margin-left="0cm" fo:margin-right="0cm" fo:line-height="115%" fo:text-indent="0cm" style:auto-text-indent="false" style:writing-mode="lr-tb"/>
      <style:text-properties style:font-name="Verdana" fo:font-size="9pt" style:text-underline-style="solid" style:text-underline-width="auto" style:text-underline-color="font-color" style:font-size-asian="9pt"/>
    </style:style>
    <style:style style:name="P17" style:family="paragraph" style:parent-style-name="Standard">
      <style:paragraph-properties fo:margin-left="0cm" fo:margin-right="0cm" fo:line-height="115%" fo:text-indent="0cm" style:auto-text-indent="false" style:writing-mode="lr-tb"/>
      <style:text-properties style:font-name="Verdana" fo:font-size="9pt" style:text-underline-style="none" style:font-size-asian="9pt"/>
    </style:style>
    <style:style style:name="P18" style:family="paragraph" style:parent-style-name="Standard">
      <style:paragraph-properties fo:margin-left="0cm" fo:margin-right="0cm" fo:line-height="115%" fo:text-indent="0cm" style:auto-text-indent="false" style:writing-mode="lr-tb"/>
      <style:text-properties style:font-name="Verdana" fo:font-size="9pt" style:text-underline-style="none" fo:font-weight="normal" style:font-size-asian="9pt" style:font-weight-asian="normal" style:font-weight-complex="normal"/>
    </style:style>
    <style:style style:name="P19" style:family="paragraph" style:parent-style-name="Standard">
      <style:paragraph-properties fo:margin-left="0cm" fo:margin-right="0cm" fo:line-height="115%" fo:text-indent="0cm" style:auto-text-indent="false" style:writing-mode="lr-tb"/>
      <style:text-properties style:font-name="Verdana" fo:font-size="9.5pt" style:font-size-asian="9.5pt"/>
    </style:style>
    <style:style style:name="P20" style:family="paragraph" style:parent-style-name="Standard">
      <style:paragraph-properties fo:margin-left="0cm" fo:margin-right="0cm" fo:line-height="115%" fo:text-indent="0cm" style:auto-text-indent="false" style:writing-mode="lr-tb"/>
      <style:text-properties style:font-name="Verdana" fo:font-size="11.5pt" fo:font-weight="bold" officeooo:rsid="0025cb18" officeooo:paragraph-rsid="0025cb18" style:font-size-asian="11.5pt" style:font-weight-asian="bold"/>
    </style:style>
    <style:style style:name="P21" style:family="paragraph" style:parent-style-name="Standard">
      <style:paragraph-properties fo:margin-left="0cm" fo:margin-right="0cm" fo:line-height="115%" fo:text-indent="0cm" style:auto-text-indent="false" style:writing-mode="lr-tb"/>
      <style:text-properties fo:color="#000000" style:font-name="Verdana" fo:font-size="9pt" style:font-size-asian="9pt"/>
    </style:style>
    <style:style style:name="P22" style:family="paragraph" style:parent-style-name="Standard">
      <style:paragraph-properties fo:margin-left="0cm" fo:margin-right="0cm" fo:line-height="115%" fo:text-align="start" style:justify-single-word="false" fo:orphans="2" fo:text-indent="0cm" style:auto-text-indent="false" style:writing-mode="lr-tb"/>
      <style:text-properties fo:font-variant="normal" fo:text-transform="none" fo:color="#000000" style:text-line-through-style="none" style:text-line-through-type="none" style:font-name="Verdana2" fo:font-size="11.5pt" fo:letter-spacing="normal" fo:font-style="normal" style:text-underline-style="none" fo:font-weight="bold" officeooo:rsid="0025cb18" officeooo:paragraph-rsid="0025cb18" style:text-blinking="false" fo:background-color="#ffffff" style:font-size-asian="11.5pt" style:font-weight-asian="bold"/>
    </style:style>
    <style:style style:name="P23" style:family="paragraph" style:parent-style-name="Standard">
      <style:paragraph-properties fo:margin-left="0cm" fo:margin-right="0cm" fo:line-height="115%" fo:text-align="start" style:justify-single-word="false" fo:orphans="2" fo:text-indent="0cm" style:auto-text-indent="false" style:writing-mode="lr-tb"/>
      <style:text-properties fo:font-variant="normal" fo:text-transform="none" fo:color="#000000" style:text-line-through-style="none" style:text-line-through-type="none" style:font-name="Verdana" fo:font-size="9pt" fo:letter-spacing="normal" fo:font-style="normal" style:text-underline-style="none" fo:font-weight="bold" officeooo:rsid="0025cb18" officeooo:paragraph-rsid="0025cb18" style:text-blinking="false" fo:background-color="#ffffff" style:font-size-asian="9pt" style:font-weight-asian="bold" style:font-size-complex="9pt"/>
    </style:style>
    <style:style style:name="P24" style:family="paragraph" style:parent-style-name="Standard">
      <style:paragraph-properties fo:margin-left="0cm" fo:margin-right="0cm" fo:line-height="115%" fo:text-indent="0cm" style:auto-text-indent="false" style:writing-mode="lr-tb"/>
      <style:text-properties style:font-name="Verdana2" fo:font-size="9pt" style:font-size-asian="9pt"/>
    </style:style>
    <style:style style:name="P2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Verdana2" fo:font-size="9pt" fo:letter-spacing="normal" fo:font-style="normal" style:text-underline-style="none" fo:font-weight="normal" style:text-blinking="false" fo:background-color="#ffffff" style:font-size-asian="9pt"/>
    </style:style>
    <style:style style:name="P26" style:family="paragraph" style:parent-style-name="Standard">
      <style:paragraph-properties fo:margin-left="1.27cm" fo:margin-right="0cm" fo:line-height="115%" fo:text-indent="0cm" style:auto-text-indent="false" style:writing-mode="lr-tb"/>
      <style:text-properties style:font-name="Verdana" fo:font-size="9pt" fo:font-weight="bold" style:font-size-asian="9pt" style:font-weight-asian="bold" style:font-size-complex="9pt"/>
    </style:style>
    <style:style style:name="P27" style:family="paragraph" style:parent-style-name="Standard">
      <style:paragraph-properties fo:margin-left="1.27cm" fo:margin-right="0cm" fo:line-height="115%" fo:text-indent="0cm" style:auto-text-indent="false" style:writing-mode="lr-tb"/>
      <style:text-properties style:font-name="Roboto-Bold" fo:font-size="11.5pt" fo:font-weight="bold" style:font-size-asian="11.5pt" style:font-weight-asian="bold"/>
    </style:style>
    <style:style style:name="P28" style:family="paragraph" style:parent-style-name="Standard">
      <style:paragraph-properties fo:margin-left="1.27cm" fo:margin-right="0cm" fo:text-align="start" style:justify-single-word="false" fo:text-indent="0cm" style:auto-text-indent="false"/>
      <style:text-properties style:font-name="Verdana" fo:font-size="9pt" style:font-size-asian="9pt"/>
    </style:style>
    <style:style style:name="P29" style:family="paragraph" style:parent-style-name="Standard">
      <style:paragraph-properties fo:margin-left="1.27cm" fo:margin-right="0cm" fo:text-align="start" style:justify-single-word="false" fo:text-indent="0cm" style:auto-text-indent="false"/>
      <style:text-properties style:font-name="Verdana" fo:font-size="9pt" fo:font-weight="bold" style:font-size-asian="9pt" style:font-weight-asian="bold" style:font-size-complex="9pt"/>
    </style:style>
    <style:style style:name="P30" style:family="paragraph" style:parent-style-name="Standard">
      <style:paragraph-properties fo:margin-left="1.27cm" fo:margin-right="0cm" fo:text-align="start" style:justify-single-word="false" fo:text-indent="0cm" style:auto-text-indent="false"/>
      <style:text-properties style:font-name="Verdana2" fo:font-size="9pt" style:font-size-asian="9pt"/>
    </style:style>
    <style:style style:name="P31" style:family="paragraph" style:parent-style-name="Standard">
      <style:paragraph-properties fo:margin-left="1.27cm" fo:margin-right="0cm" fo:text-align="start" style:justify-single-word="false" fo:orphans="2" fo:text-indent="0cm" style:auto-text-indent="false"/>
      <style:text-properties fo:font-variant="normal" fo:text-transform="none" fo:color="#000000" style:text-line-through-style="none" style:text-line-through-type="none" style:font-name="Verdana2" fo:font-size="9pt" fo:letter-spacing="normal" fo:font-style="normal" style:text-underline-style="none" fo:font-weight="normal" style:text-blinking="false" fo:background-color="#ffffff" style:font-size-asian="9pt"/>
    </style:style>
    <style:style style:name="P32" style:family="paragraph" style:parent-style-name="Standard">
      <style:paragraph-properties fo:text-align="start" style:justify-single-word="false"/>
      <style:text-properties style:font-name="Verdana" fo:font-size="9.5pt" style:font-size-asian="9.5pt"/>
    </style:style>
    <style:style style:name="P33" style:family="paragraph" style:parent-style-name="Standard">
      <style:paragraph-properties fo:text-align="start" style:justify-single-word="false"/>
      <style:text-properties style:font-name="Verdana" fo:font-size="9.5pt" fo:font-weight="normal" style:font-size-asian="9.5pt" style:font-weight-asian="normal" style:font-weight-complex="normal"/>
    </style:style>
    <style:style style:name="P34" style:family="paragraph" style:parent-style-name="Standard">
      <style:paragraph-properties fo:text-align="start" style:justify-single-word="false"/>
      <style:text-properties style:font-name="Verdana2" fo:font-size="9pt" style:font-size-asian="9pt"/>
    </style:style>
    <style:style style:name="P35" style:family="paragraph" style:parent-style-name="Standard">
      <style:paragraph-properties fo:text-align="start" style:justify-single-word="false"/>
    </style:style>
    <style:style style:name="P36" style:family="paragraph" style:parent-style-name="Standard">
      <style:paragraph-properties fo:line-height="150%" fo:text-align="start" style:justify-single-word="false" style:writing-mode="lr-tb"/>
      <style:text-properties style:font-name="Verdana" fo:font-size="9.5pt" fo:font-weight="normal" style:font-size-asian="9.5pt" style:font-weight-asian="normal" style:font-weight-complex="normal"/>
    </style:style>
    <style:style style:name="P37" style:family="paragraph" style:parent-style-name="Standard" style:list-style-name="L1">
      <style:paragraph-properties fo:line-height="150%" fo:text-align="start" style:justify-single-word="false" style:writing-mode="lr-tb"/>
      <style:text-properties style:font-name="Verdana" fo:font-size="9.5pt" fo:font-weight="normal" style:font-size-asian="9.5pt" style:font-weight-asian="normal" style:font-weight-complex="normal"/>
    </style:style>
    <style:style style:name="P38" style:family="paragraph" style:parent-style-name="Standard">
      <style:paragraph-properties fo:line-height="100%" fo:text-align="start" style:justify-single-word="false" style:writing-mode="lr-tb"/>
      <style:text-properties fo:color="#000000" style:font-name="Verdana3" fo:font-size="9pt" fo:background-color="#ffffff" style:font-size-asian="9pt" style:font-size-complex="9pt"/>
    </style:style>
    <style:style style:name="P39" style:family="paragraph" style:parent-style-name="Standard">
      <style:paragraph-properties fo:line-height="150%" fo:text-align="start" style:justify-single-word="false" style:writing-mode="lr-tb"/>
    </style:style>
    <style:style style:name="P40" style:family="paragraph" style:parent-style-name="Text_20_body">
      <style:text-properties fo:color="#000000" style:font-name="Verdana3" fo:font-size="9pt" style:font-size-asian="9pt" style:font-size-complex="9pt"/>
    </style:style>
    <style:style style:name="P41" style:family="paragraph" style:parent-style-name="Text_20_body">
      <style:text-properties fo:color="#000000" style:font-name="Verdana3" fo:font-size="9pt" fo:font-weight="bold" style:font-size-asian="9pt" style:font-size-complex="9pt"/>
    </style:style>
    <style:style style:name="P42" style:family="paragraph" style:parent-style-name="Text_20_body">
      <style:text-properties style:font-name="Verdana"/>
    </style:style>
    <style:style style:name="P43" style:family="paragraph" style:parent-style-name="Text_20_body">
      <style:paragraph-properties fo:margin-left="0cm" fo:margin-right="0cm" fo:line-height="115%" fo:text-indent="0cm" style:auto-text-indent="false" style:writing-mode="lr-tb"/>
      <style:text-properties fo:color="#000000" style:font-name="Verdana3" fo:font-size="9pt" style:font-size-asian="9pt" style:font-size-complex="9pt"/>
    </style:style>
    <style:style style:name="T1" style:family="text">
      <style:text-properties fo:font-weight="bold"/>
    </style:style>
    <style:style style:name="T2" style:family="text">
      <style:text-properties fo:font-weight="bold" style:font-weight-asian="bold"/>
    </style:style>
    <style:style style:name="T3" style:family="text">
      <style:text-properties officeooo:rsid="00198ef5"/>
    </style:style>
    <style:style style:name="T4" style:family="text">
      <style:text-properties fo:font-size="9.5pt" style:font-size-asian="9.5pt"/>
    </style:style>
    <style:style style:name="T5" style:family="text">
      <style:text-properties fo:font-size="9.5pt" officeooo:rsid="00198ef5" style:font-size-asian="9.5pt"/>
    </style:style>
    <style:style style:name="T6" style:family="text">
      <style:text-properties fo:font-size="9.5pt" officeooo:rsid="001e4356" style:font-size-asian="9.5pt"/>
    </style:style>
    <style:style style:name="T7" style:family="text">
      <style:text-properties fo:font-size="9.5pt" fo:font-weight="bold" style:font-size-asian="9.5pt" style:font-weight-asian="bold"/>
    </style:style>
    <style:style style:name="T8" style:family="text">
      <style:text-properties fo:color="#000000" fo:font-size="9pt" style:font-size-asian="9pt"/>
    </style:style>
    <style:style style:name="T9" style:family="text">
      <style:text-properties fo:color="#000000" style:font-name="quot"/>
    </style:style>
    <style:style style:name="T10" style:family="text">
      <style:text-properties fo:color="#317299" fo:font-size="9pt" style:font-size-asian="9pt"/>
    </style:style>
    <style:style style:name="T11" style:family="text">
      <style:text-properties fo:font-size="9pt" style:font-size-asian="9pt"/>
    </style:style>
    <style:style style:name="T12" style:family="text">
      <style:text-properties fo:font-size="9pt" officeooo:rsid="001f760b" style:font-size-asian="9pt"/>
    </style:style>
    <style:style style:name="T13" style:family="text">
      <style:text-properties fo:font-size="9pt" fo:font-weight="bold" style:font-size-asian="9pt" style:font-weight-asian="bold"/>
    </style:style>
    <style:style style:name="T14" style:family="text">
      <style:text-properties fo:font-size="9pt" fo:font-weight="bold" style:font-size-asian="7.84999990463257pt" style:font-weight-asian="bold" style:font-size-complex="9pt"/>
    </style:style>
    <style:style style:name="T15" style:family="text">
      <style:text-properties style:font-name="Roboto-Bold" fo:font-size="11.5pt" fo:font-weight="bold" style:font-size-asian="11.5pt" style:font-weight-asian="bold"/>
    </style:style>
    <style:style style:name="T16" style:family="text">
      <style:text-properties style:font-name="Roboto-Bold" fo:font-weight="bold" style:font-weight-asian="bold"/>
    </style:style>
    <style:style style:name="T17" style:family="text">
      <style:text-properties style:font-name="Verdana" fo:font-size="9pt" fo:font-weight="bold" style:font-size-asian="9pt" style:font-weight-asian="bold" style:font-size-complex="9pt"/>
    </style:style>
    <style:style style:name="T18" style:family="text">
      <style:text-properties fo:font-variant="normal" fo:text-transform="none" fo:color="#000000" style:text-line-through-style="none" style:text-line-through-type="none" fo:letter-spacing="normal" fo:font-style="normal" style:text-underline-style="none" fo:font-weight="bold" officeooo:rsid="0025cb18" style:text-blinking="false" fo:background-color="#ffffff" loext:char-shading-value="0" style:font-weight-asian="bold"/>
    </style:style>
    <style:style style:name="T19" style:family="text">
      <style:text-properties fo:font-weight="normal"/>
    </style:style>
    <style:style style:name="T20" style:family="text">
      <style:text-properties style:font-name="SourceSansPro-Regular"/>
    </style:style>
    <style:style style:name="T21" style:family="text">
      <style:text-properties style:font-name="SourceSansPro-Regular" fo:font-size="9.5pt" style:font-size-asian="9.5pt"/>
    </style:style>
    <style:style style:name="T22" style:family="text">
      <style:text-properties style:font-name="SourceSansPro-Regular" fo:font-size="9.5pt" fo:font-weight="normal" style:font-size-asian="9.5pt" style:font-weight-asian="normal" style:font-weight-complex="normal"/>
    </style:style>
    <style:style style:name="T23" style:family="text">
      <style:text-properties style:font-name="SourceSansPro-Bold" fo:font-size="9.5pt" fo:font-weight="bold" style:font-size-asian="9.5pt" style:font-weight-asian="bold" style:font-weight-complex="normal"/>
    </style:style>
    <style:style style:name="T24" style:family="text">
      <style:text-properties style:font-name="SourceSansPro-Bold" fo:font-weight="bold" style:font-weight-asian="bold"/>
    </style:style>
    <style:style style:name="T25" style:family="text">
      <style:text-properties fo:color="#003399" style:text-line-through-style="none" style:text-line-through-type="none" style:font-name="quot" style:text-underline-style="none" style:text-blinking="false"/>
    </style:style>
    <style:style style:name="T26" style:family="text">
      <style:text-properties officeooo:rsid="002d6c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agina Historia</text:p>
      <text:p text:style-name="P6"/>
      <text:p text:style-name="P4"><text:span text:style-name="T13">La historia se divide en dos grandes ramas</text:span><text:span text:style-name="T11">: la prehistoria </text:span><text:span text:style-name="T12">(Edades de Piedra y de los Metales) </text:span><text:span text:style-name="T11">y la historia </text:span><text:span text:style-name="T12">(Edades Antigua, Media, Moderna y Contemporánea)</text:span><text:span text:style-name="T11">. </text:span></text:p>
      <text:p text:style-name="P16"/>
      <text:p text:style-name="P17">La prehistoria se encarga de estudiar los hechos anteriores a la invención de la escritura.</text:p>
      <text:p text:style-name="P17">La historia estudia todos los hechos ocurridos desde la invención de la escritura hasta la actualidad.</text:p>
      <text:p text:style-name="P18">La división de la historia facilita el estudio de los hechos y/o sucesos más importantes de la vida de la humanidad (desde la aparición del ser humano hasta la actualidad). Por eso es que se dice que la historia es la ciencia que estudia el pasado para entender el presente.</text:p>
      <text:p text:style-name="P5"/>
      <text:p text:style-name="P15">Principales etapas de la historia:</text:p>
      <text:p text:style-name="P15"/>
      <text:p text:style-name="P7">Prehistoria (2.000.000 a.C. a 3.500 años a.C.)</text:p>
      <text:p text:style-name="P19">Se calcula que en este periodo apareció el ser humano, se descubrió el fuego, la agricultura y los inicios de la ganadería.</text:p>
      <text:p text:style-name="P21">La prehistoria se encarga de estudiar los hechos anteriores a la invención de la escritura.</text:p>
      <text:p text:style-name="P1"><text:span text:style-name="T8">Se divide en dos etapas: la </text:span><text:span text:style-name="T10">Edad de Piedra </text:span><text:span text:style-name="T8">(comprende los períodos Paleolítico, Mesolítico y Neolítico) y la Edad de los Metales (conformada por la Edad de Cobre, la Edad de Bronce y la Edad de Hierro).</text:span></text:p>
      <text:p text:style-name="P20"/>
      <text:p text:style-name="P20">Edad de Piedra</text:p>
      <text:p text:style-name="P26">– Paleolítico</text:p>
      <text:p text:style-name="P28">El Paleolítico comprende el período desde los años 2.500.000 y 10.000 a. C. Se divide en paleolítico inferior, medio y superior.</text:p>
      <text:p text:style-name="P28">Durante este período el ser humano era nómada. Se movía en busca de alimentos para lograr sobrevivir. Asimismo, se caracterizó por la construcción de herramientas simples (hechas con piedras).</text:p>
      <text:p text:style-name="P27"/>
      <text:p text:style-name="P12"><text:span text:style-name="T15">– </text:span><text:span text:style-name="T14">Mesolítico</text:span></text:p>
      <text:p text:style-name="P30">Este es un período de transición entre el Paleolítico y Neolítico. Durante el Mesolítico el ser humano tuvo que modificar sus métodos de supervivencia, por lo cual comenzaron a domesticar animales para cazar con mayor facilidad.</text:p>
      <text:p text:style-name="P30"/>
      <text:p text:style-name="P11"><text:span text:style-name="T16">– </text:span><text:span text:style-name="T17">Neolítico</text:span></text:p>
      <text:p text:style-name="P31">Denominado también período de la piedra pulimentada o piedra nueva. Abarca el período comprendido aproximadamente entre el año 5.000 a. C y el 3.000 a. C.</text:p>
      <text:p text:style-name="P31">Se caracterizó por el surgimiento de la agricultura y la ganadería, lo que generó que se volvieran sedentarios. No era necesario tener que trasladarse de un lugar a otro en busca de alimentos porque podían sembrar y cultivar lo que necesitasen.</text:p>
      <text:p text:style-name="P25"/>
      <text:p text:style-name="P22">Edad de los Metales</text:p>
      <text:p text:style-name="P13"><text:span text:style-name="T18">–</text:span><text:span text:style-name="T2"> Edad de Cobre</text:span></text:p>
      <text:p text:style-name="P10">En esta etapa el ser humano sedentario comienza a utilizar el cobre, el oro y la plata para la creación de los instrumentos para mejorar la agricultura y la caza.</text:p>
      <text:p text:style-name="P10"/>
      <text:p text:style-name="P29">– Edad de Bronce</text:p>
      <text:p text:style-name="P10">Surge cuando el ser humano descubre que, mediante la aleación del cobre con el estaño, se produce el bronce (metal más resistente que cobre).</text:p>
      <text:p text:style-name="P10">En esta edad se ve el surgimiento de la primera autoridad política. Asimismo, se observa cómo la organización social se diferenció de los períodos anteriores y comenzó a notarse la desigualdad social.</text:p>
      <text:p text:style-name="P10">La Edad de Bronce se extendió por gran parte del territorio mundial. Sin embargo, se vio limitada por el Desierto del Sahara impidiendo su expansión mundial.</text:p>
      <text:p text:style-name="P10"/>
      <text:p text:style-name="P29">– Edad de Hierro</text:p>
      <text:p text:style-name="P10">Este período se caracteriza por el uso del hierro para la realización de sus utensilios. Se comienza a usar el hierro porque era el metal que se encontraba en abundancia (mucho más que el cobre y el bronce).</text:p>
      <text:p text:style-name="P23"/>
      <text:p text:style-name="P3"><text:soft-page-break/>Edad antigua (De 3.500 años a.C. al Siglo V d.C.)</text:p>
      <text:p text:style-name="P19">Comienza con el surgimiento de la escritura y termina con la caída del Imperio Romano de Occidente en el año 476 d. C.</text:p>
      <text:p text:style-name="P32">Las primeras civilizaciones son principalmente agrícolas</text:p>
      <text:p text:style-name="P33"/>
      <text:list xml:id="list984868640" text:style-name="L1">
        <text:list-item>
          <text:p text:style-name="P37">Mesopotamia</text:p>
        </text:list-item>
      </text:list>
      <text:p text:style-name="P38"><text:span text:style-name="T19">Ubicación temporal data del año 4000 a.C., se localizó entre los ríos Tigris y Éufrates en la parte norte de la Península Arábiga. Importantes ciudades fueron: Larsa, Lagash, Ur, Uruk, etc. Inventaron el sistema de riego.</text:span></text:p>
      <text:p text:style-name="P38"><text:span text:style-name="T19"/></text:p>
      <text:p text:style-name="P38"><text:span text:style-name="T19">La economía se baso en la agricultura de trigo, cebada, lenteja, etc., ganadería, pesca y comercio. El templo constituye el centro de operaciones comerciales tanto de exportaciones como de importaciones además de la compra y venta de viviendas y de tierras, préstamos, herencias, etc. </text:span></text:p>
      <text:p text:style-name="P38"><text:span text:style-name="T19"/></text:p>
      <text:p text:style-name="P38"><text:span text:style-name="T19">La sociedad se divide según la jerarquía dentro de las Ciudad-Estado. Familia real y alto clero; funcionarios de gobierno (escribas, administradores, terratenientes, etc.); y por último artesanos, campesinos, pescadores, pastores y esclavos.</text:span></text:p>
      <text:p text:style-name="P38"><text:span text:style-name="T19"/></text:p>
      <text:p text:style-name="P38"><text:span text:style-name="T19">Política: Teocrática hereditaria, ya que en el rey se encontraba unida la magistratura civil y religiosa. El imperio se divide en provincias administradas por gobernantes que tienen a cargo a economía, el ejército y la justicia.</text:span></text:p>
      <text:p text:style-name="P38"><text:span text:style-name="T19"/></text:p>
      <text:p text:style-name="P38"><text:span text:style-name="T19">Religión: Politeísta, del tipo antropomórfico, y cada divinidad poseía un símbolo que la diferenciaba de las demás.</text:span></text:p>
      <text:p text:style-name="P38"><text:span text:style-name="T19"/></text:p>
      <text:p text:style-name="P38"><text:span text:style-name="T19">Aportaciones culturales: En astronomía, las constelaciones y cálculos de eclipses lunares; en matemáticas, conocieron las cuatro reglas aritméticas, dividieron el año en 12 meses; en arquitectura, utilizaron el ladrillo en construcciones; en literatura la escritura fue pictográfica, jeroglífica y cuneiforme. Obras literarias conocidas son: La epopeya de Gilgamesh, El poema de la creación y Diálogos del pesimismo.</text:span></text:p>
      <text:p text:style-name="P36"/>
      <text:list xml:id="list192938164175103" text:continue-numbering="true" text:style-name="L1">
        <text:list-item>
          <text:p text:style-name="P37">Egipto</text:p>
        </text:list-item>
      </text:list>
      <text:p text:style-name="P39"><text:span text:style-name="T22">La ubicación temporal de la cultura egipcia data del año 3300 a. C., su </text:span><text:span text:style-name="T21">ubicación espacial en el norte de África, a orillas del río Nilo. El emperador "Nemes" unificó a Egipto.</text:span></text:p>
      <text:p text:style-name="P35"><text:span text:style-name="T21">Economía: agricultura, ganadería, pesca y comercio.</text:span></text:p>
      <text:p text:style-name="P35"><text:span text:style-name="T21"/></text:p>
      <text:p text:style-name="P35"><text:span text:style-name="T21">Sociedad: Estaba conformada por la nobleza (familia real o miembros de dinastías anteriores), sacerdotes, militares, escribas, agricultores, artesanos, industriales (pintores, albañiles, escultores, etc.) y por último ganaderos.</text:span></text:p>
      <text:p text:style-name="P35"><text:span text:style-name="T21"/></text:p>
      <text:p text:style-name="P35"><text:span text:style-name="T21">Política: Monarquía teocrática y hereditaria, los soberanos eran denominados faraones, por derecho divino tenían todos los poderes: el militar, administrativo, judicial y religioso.</text:span></text:p>
      <text:p text:style-name="P35"><text:span text:style-name="T21"/></text:p>
      <text:p text:style-name="P35"><text:span text:style-name="T21">Religión: Fue politeísta, en donde se creía en una vida en el más allá e incluso que el faraón era la encarnación del dios "Horus".</text:span></text:p>
      <text:p text:style-name="P35"><text:span text:style-name="T21"/></text:p>
      <text:p text:style-name="P35"><text:span text:style-name="T21">Aportaciones culturales: Las matemáticas se utilizaron para el cálculo de las medidas y la hidráulica, la numeración egipcia fue decimal aunque no se conoció el cero. En astronomía, conocieron los planetas y estrellas; inventaron un calendario solar y dividieron el año en 365 días, inventaron relojes de agua y sol. Utilizaron la momificación de los cuerpos, hubo avances en medicina y farmacopea. En el arte destaca la arquitectura funeraria y religiosa (pirámides, esfinges, obeliscos, etc.), la escultura de tipo idealizada en volumen cerrado geométrico y los brazos pegados al </text:span><text:span text:style-name="T22">tronco, la pintura policroma, entre otros.</text:span></text:p>
      <text:list xml:id="list192938184750679" text:continue-numbering="true" text:style-name="L1">
        <text:list-item>
          <text:p text:style-name="P37">Fenicia</text:p>
        </text:list-item>
      </text:list>
      <text:p text:style-name="P39"><text:span text:style-name="T22">La ubicación temporal de la cultura fenicia data del año 1600 a. C., </text:span><text:span text:style-name="T21">mientras que su ubicación espacial fue la franja comprendida entre el mar Mediterráneo y la cordillera del Líbano. Las ciudades más importantes fueron: Arados, Trípoli, Biblos, Sidón y Tiro.</text:span></text:p>
      <text:p text:style-name="P35"><text:soft-page-break/><text:span text:style-name="T21">- Economía: Fue fundamentalmente el comercio terrestre y marítimo. Su industria fue de artículos manufacturados, la metalistería se concentró en la creación de armas y joyas, surgió la tintorería que se dedicaba al teñido de prendas.</text:span></text:p>
      <text:p text:style-name="P35"><text:span text:style-name="T21">- Sociedad: La primera clase social estuvo formada por la nobleza, el senado y los comerciantes; la segunda por los marineros y obreros; y por último, los campesinos.</text:span></text:p>
      <text:p text:style-name="P35"><text:span text:style-name="T21">- Política: Era del tipo monárquico, aunque estaba sometido a un senado aristocrático que estaba compuesto por los más ricos.</text:span></text:p>
      <text:p text:style-name="P35"><text:span text:style-name="T21">- Religión: Politeísta, muy similar a las anteriores descritas. </text:span></text:p>
      <text:p text:style-name="P35"><text:span text:style-name="T21">- Aportaciones culturales: La mayor aportación de los fenicios fue la navegación; un nuevo tipo de escritura con 22 letras y sustituyeron las tablillas de barro por el </text:span><text:span text:style-name="T22">papiro.</text:span></text:p>
      <text:list xml:id="list192938937837741" text:continue-numbering="true" text:style-name="L1">
        <text:list-item>
          <text:p text:style-name="P37">Asiria</text:p>
        </text:list-item>
      </text:list>
      <text:p text:style-name="P39"><text:span text:style-name="T22">La ubicación temporal fue en el norte de Mesopotamia, situada en el curso </text:span><text:span text:style-name="T21">medio del Tigris, en el noreste actual de Iraq.</text:span></text:p>
      <text:p text:style-name="P35"><text:span text:style-name="T21">Economía: Fue mixta (agrícola-ganadera). Comercializaron también estaño y telas a </text:span><text:span text:style-name="T22">cambio de oro, plata y cobre.</text:span></text:p>
      <text:p text:style-name="P35"><text:span text:style-name="T21">Sociedad: El rey, la familia real y el alto clero fueron la clase más alta, la aristocracia, militares y funcionarios se ubicaban en la segunda posición en ese orden, los campesinos y artesanos libres y, por último, los esclavos y los</text:span></text:p>
      <text:p text:style-name="P35"><text:span text:style-name="T21">deportados.</text:span></text:p>
      <text:p text:style-name="P35"><text:span text:style-name="T21">Política: Monárquica, las provincias eran dirigidas por gobernadores que tenían cierta autonomía en su territorio y se encargaban de recaudar los impuestos y administrar justicia.</text:span></text:p>
      <text:p text:style-name="P35"><text:span text:style-name="T21">Religión: Naturista en un principio hasta llegar al mazdeísmo, donde se predican las virtudes de la verdad, la rectitud y la pureza, se acepta la inmortalidad del alma.</text:span></text:p>
      <text:p text:style-name="P35"><text:span text:style-name="T21">Aportaciones culturales: Se encuentran en sus construcciones, artesanías y pinturas.</text:span></text:p>
      <text:p text:style-name="P3">Edad media (Del Siglo V al Siglo XV)</text:p>
      <text:p text:style-name="P19">Comienza en el año 476 d. C. y termina con la invasión de Constantinopla por los turcos en el año 1453 d. C.</text:p>
      <text:p text:style-name="P1"><text:span text:style-name="T4">Se le conoce como la época del </text:span><text:span text:style-name="T7">feudalismo</text:span><text:span text:style-name="T4">; aparece con la caída del Imperio Romano de Occidente en el año 476 de nuestra era. El surgimiento del feudo como forma de organización social coincide con el choque y después fusión de dos culturas: la romana y la germánica.</text:span></text:p>
      <text:p text:style-name="P32"/>
      <text:p text:style-name="P32">Se caracteriza porque produce su vida material con base en el trabajo del siervo. Basada en el trabajo del siervo se levanta toda la estructura social de esta época. La tierra es fundamentalmente la fuente de toda la riqueza y pertenece al señor feudal que tiene derecho no sólo de explotarla, sino de dominio sobre los hombres que la trabajan. El siervo se considera como parte de la propiedad de la tierra, debe respeto y sumisión al señor feudal.</text:p>
      <text:p text:style-name="P32">El señor feudal ejercía amplias funciones políticas dentro de su feudo: expide leyes, las hace cumplir, imparte justicia entre sus vasallos, acuña moneda e impone impuestos y derechos de peaje y comercio. La estructura de la sociedad está dividida en:</text:p>
      <text:p text:style-name="P32">1- Rey, señores feudales, nobles ricos y alto clero (incluido el Papa).</text:p>
      <text:p text:style-name="P32">2- Bajo clero y villanos (siervos y campesinos libres).</text:p>
      <text:p text:style-name="P19">El sistema feudal se debilita como consecuencia de la aparición del Estado-Nación.</text:p>
      <text:p text:style-name="P19">Se descubrió América.</text:p>
      <text:p text:style-name="P7"/>
      <text:p text:style-name="P3">Edad moderna (Del <text:span text:style-name="T3">S</text:span>iglo XV al Siglo XVIII)</text:p>
      <text:p text:style-name="P19">Comprende del año 1453 d. C. hasta el año 1789, inicio de la Revolución Francesa.</text:p>
      <text:p text:style-name="P19"/>
      <text:p text:style-name="P2"><text:span text:style-name="T6">Se i</text:span><text:span text:style-name="T4">nicia con la época denominada </text:span><text:span text:style-name="T7">Absolutismo </text:span><text:span text:style-name="T4">(sistema político en el que se confiere todo el poder a un solo individuo o a un grupo). El desarrollo del Absolutismo moderno comenzó con el nacimiento de los Estados nacionales europeos hacia el final del siglo XV y se prolongó durante más de 200 años. El mejor ejemplo se encuentra, quizá, en el reinado de Luis XIV de Francia (1643-1715). Su declaración </text:span><text:span text:style-name="T6">«</text:span><text:span text:style-name="T4">El Estado soy yo», resume con precisión el concepto del derecho divino de los reyes. Una serie de revoluciones que comenzó en Inglaterra (1688), fue forzando poco a poco a los monarcas de Europa a entregar su poder a los gobiernos parlamentarios.</text:span></text:p>
      <text:p text:style-name="P19"/>
      <text:p text:style-name="P7"><text:span text:style-name="T4">Se </text:span><text:span text:style-name="T5">produjo</text:span><text:span text:style-name="T4"> el estallido de las invenciones y progresos de la ciencia.</text:span></text:p>
      <text:p text:style-name="P19">--</text:p>
      <text:p text:style-name="P24"><text:soft-page-break/>La Edad Moderna inicia con el descubrimiento de América (1492) y termina con la Revolución Francesa (1789).</text:p>
      <text:p text:style-name="P34">Durante este período el continente europeo atravesó grandes cambios económicos, sociales y políticos. Se caracterizó por darle un sentido antropocéntrico a la vida del ser humano (se le dio más interés al arte, a la literatura y a los estudios científicos).</text:p>
      <text:p text:style-name="P34">Asimismo, surgió el denominado “Estado Moderno”, el cual consistía en concentrar el poder en el Rey, y para lograrlo fue necesario negociar con los señores feudales para que cedieran sus derechos individuales (en algunos casos se hicieron guerras para obtener las tierras).</text:p>
      <text:p text:style-name="P24">Posteriormente surgió el poder político denominado Monarquía absoluta.</text:p>
      <text:p text:style-name="P7"/>
      <text:p text:style-name="P3">Edad contemporánea (Del siglo XVIII hasta la actualidad)</text:p>
      <text:p text:style-name="P19">La llegada del hombre a la luna, las primera y segunda guerra mundiales, adelantos tecnológicos en tiempos de guerra, medios masivos de comunicación.</text:p>
      <text:p text:style-name="P7">--</text:p>
      <text:p text:style-name="P8">La Edad Contemporánea comienza con la Revolución Francesa en 1789 y continúa hasta la actualidad.</text:p>
      <text:p text:style-name="P9">Esta etapa de la historia se caracteriza por sus descubrimientos científicos, tales como: el barco de vapor, la pila eléctrica, el teléfono, la bombilla eléctrica, el avión, el teléfono móvil, entre otros.</text:p>
      <text:p text:style-name="P9">Esta es la etapa de la historia que se está viviendo en la actualidad. Por tal motivo, día a día se le van agregando más hechos trascendentales en la vida del ser humano.</text:p>
      <text:p text:style-name="P43">En la E<text:span text:style-name="T1">dad Contemporánea </text:span>destacan los siguientes acontecimientos:<text:line-break/>La revolución industrial, en la cual predomino la burguesía, así como la industrialización y los movimientos del proletariado u obrero.<text:line-break/>Guerras Mundiales.<text:line-break/>Guerra Fría.<text:line-break/>Guerra espacial armamentista.<text:line-break/>Globalización.</text:p>
      <text:p text:style-name="P40">A continuación <text:span text:style-name="T26">se </text:span>detall<text:span text:style-name="T26">an</text:span> las <text:span text:style-name="T1">sub-etapas de la edad contemporánea</text:span>.</text:p>
      <text:p text:style-name="P40">1.- <text:span text:style-name="T1">Alta edad: </text:span>Esta ocurre desde 1776 a 1870. En este tiempo ocurren las grandes revoluciones, de 1776- 1815. Y del año 1815 a 1870 se destaca un lapso de tiempo de paz por los acuerdos o tratados de las naciones.</text:p>
      <text:p text:style-name="P40"><text:span text:style-name="T1">Grandes Revoluciones</text:span>: Del año 1776 – 1815. Ocurre las revoluciones, destacando la búsqueda de independencia por parte de las colonias ubicadas en Norteamérica. Donde no únicamente vivió Europa sino también América. Resultando en una cadena de conflictos entre naciones, renombrándose como “revoluciones Atlánticas”. Las invasiones de Napoleón Bonaparte, y la independencia de colonias de España.</text:p>
      <text:p text:style-name="P40"><text:span text:style-name="T1">Paz por tratados</text:span>: En este periodo, se da la unificación de Italia y Alemania. Por lo que de manera paulatina infiere en todo el mundo. Cabe resaltar que aunque se llame así esta sub-etapa. Si existieron luchas aisladas, de corta duración.</text:p>
      <text:p text:style-name="P41">2.- Baja edad: </text:p>
      <text:p text:style-name="P40"><text:span text:style-name="T1">Paz armada</text:span> (1870 – 1914).- En estos años, ocurre la apología de paz, en donde resaltan un mejoramiento de comunicación y relaciones entre los países mediante Congresos, exposiciones universales, así como se retoma las olimpiadas buscando la unidad mundial en el deporte.</text:p>
      <text:p text:style-name="P40">Sin embargo, las grandes potencias, no duran mucho tiempo en el clima de paz, puesto aparecen desavenencias en virtud de la búsqueda de la hegemonía del mundo. Y aunque por medio de relaciones diplomáticas se intenten resolver. No evita que exista y continúe ese clima de desconfianza. Por lo que algunos países empezaran a invertir sus capitales en armamentos. Aunque en un inicio no lo hacen con fines bélicos, sino como una manera de infundir respeto frente a otros países.</text:p>
      <text:p text:style-name="P40"><text:soft-page-break/>A finales de este periodo, existe un gran descontrol y se inicia un enfrentamiento entre Rusia y la Gran Bretaña. Quienes buscan la hegemonía del mundo. Luego la aparición de Alemania, quien su gobierno busca ser una potencia europea. Y declararles la guerra tanto a Rusia como a Gran Bretaña. Casi al mismo tiempo también, inician los conflictos Africa-asiaticos.<text:line-break/><text:line-break/><text:span text:style-name="T1">Grandes Guerras (1914 – 2011)</text:span>.- Para este periodo ya están muy marcados los conflictos bélicos. Con la aparición de la primera guerra mundial, posteriormente con la segunda guerra mundial. Y la guerra fría. Es por lo que se destaca como grandes guerras por la gran destrucción y miles de millones de seres inocentes víctimas de las guerras. Por lo que hasta nuestro tiempo, continúa siendo de gran repercusión.</text:p>
      <text:p text:style-name="P40">Existiendo así, “el Totalitarismo entre guerras” y la “descolonización”.<text:line-break/><text:line-break/><text:span text:style-name="T1">Creación de instituciones supranacionales:</text:span> Es decir, se forman o integran la Sociedad de las Naciones Unidas, mejor conocida como ONU. También el bloque comunista de Europa cae. Por lo que con la caída de la unión soviética, permite una nueva visión en la historia en las relaciones de los países. Cabe resaltar que posteriormente a las guerras, la revolución tecnológica ha ido en aumento y generando más beneficio que prejuicio a la humanidad. Aunque recientemente en el año 2011 ha habido rebeliones y caída de régimen dictatorial. </text:p>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Verdana1" svg:font-family="Verdana, Geneva, sans-serif"/>
    <style:font-face style:name="quot" svg:font-family="quot"/>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Roboto-Bold" svg:font-family="Roboto-Bold" style:font-family-generic="roman" style:font-pitch="variable"/>
    <style:font-face style:name="SourceSansPro-Bold" svg:font-family="SourceSansPro-Bold" style:font-family-generic="roman" style:font-pitch="variable"/>
    <style:font-face style:name="SourceSansPro-Regular" svg:font-family="SourceSansPro-Regular" style:font-family-generic="roman" style:font-pitch="variable"/>
    <style:font-face style:name="Verdana2" svg:font-family="Verdana" style:font-family-generic="roman" style:font-pitch="variable"/>
    <style:font-face style:name="Liberation Sans" svg:font-family="'Liberation Sans'" style:font-family-generic="swiss" style:font-pitch="variable"/>
    <style:font-face style:name="Verdana3" svg:font-family="Verdana" style:font-family-generic="swiss" style:font-pitch="variable"/>
    <style:font-face style:name="Verdana" svg:font-family="Verdana" style:font-adornments="Negrit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1T17:10:24.917000000</meta:creation-date>
    <dc:date>2020-05-26T19:29:37.080000000</dc:date>
    <meta:editing-duration>PT37M40S</meta:editing-duration>
    <meta:editing-cycles>2</meta:editing-cycles>
    <meta:generator>LibreOffice/6.3.5.2$Windows_X86_64 LibreOffice_project/dd0751754f11728f69b42ee2af66670068624673</meta:generator>
    <meta:document-statistic meta:table-count="0" meta:image-count="0" meta:object-count="0" meta:page-count="5" meta:paragraph-count="94" meta:word-count="2431" meta:character-count="15058" meta:non-whitespace-character-count="12709"/>
  </office:meta>
</office:document-meta>
</file>